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master-page-name="Druhy">
      <style:paragraph-properties style:page-number="1"/>
    </style:style>
    <style:style style:name="P6" style:family="paragraph" style:parent-style-name="Heading_20_1" style:list-style-name="Numbering_20_123"/>
    <style:style style:name="P7" style:family="paragraph" style:parent-style-name="Standard">
      <style:text-properties officeooo:rsid="006624ff" officeooo:paragraph-rsid="0097744c"/>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Table">
      <style:paragraph-properties fo:keep-with-next="always"/>
    </style:style>
    <style:style style:name="P11" style:family="paragraph" style:parent-style-name="Table_20_Contents">
      <style:text-properties officeooo:rsid="0091fdfa" officeooo:paragraph-rsid="0091fdfa"/>
    </style:style>
    <style:style style:name="P12" style:family="paragraph" style:parent-style-name="Standard">
      <style:text-properties officeooo:rsid="006624ff"/>
    </style:style>
    <style:style style:name="P13" style:family="paragraph" style:parent-style-name="Standard">
      <style:text-properties officeooo:rsid="006624ff" officeooo:paragraph-rsid="006624ff"/>
    </style:style>
    <style:style style:name="P14" style:family="paragraph" style:parent-style-name="Standard" style:master-page-name="Treti">
      <style:paragraph-properties style:page-number="auto"/>
      <style:text-properties officeooo:rsid="008c59fd" officeooo:paragraph-rsid="00895c23"/>
    </style:style>
    <style:style style:name="P15" style:family="paragraph" style:parent-style-name="Standard">
      <style:text-properties officeooo:rsid="008c59fd" officeooo:paragraph-rsid="00895c23"/>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21pt" style:font-size-asian="21pt" style:font-size-complex="21pt"/>
    </style:style>
    <style:style style:name="T4" style:family="text">
      <style:text-properties fo:color="#c9211e"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1356019968" text:id="ct51356019968">
          <text:deletion>
            <office:change-info>
              <dc:creator>Unknown Author</dc:creator>
              <dc:date>2026-01-18T22:02:04</dc:date>
            </office:change-info>
            <text:p text:style-name="P7"/>
            <text:p text:style-name="P12"/>
          </text:deletion>
        </text:changed-region>
        <text:changed-region xml:id="ct51356020608" text:id="ct51356020608">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text:bookmark-start text:name="__RefHeading___Toc1214_3699553880 Copy 1 Copy 1 Copy 1 Copy 1"/>Úvod<text:bookmark-end text:name="__RefHeading___Toc1214_3699553880 Copy 1 Copy 1 Copy 1 Copy 1"/></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list text:style-name="Numbering_20_123">
          <text:list-item>
            <text:h text:style-name="P6"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list-item>
        </text:list>
        <text:p text:style-name="P7"><draw:frame draw:style-name="fr1" draw:name="Frame1" text:anchor-type="as-char" draw:z-index="0"><draw:text-box fo:min-height="0.041cm" fo:min-width="0.041cm"><text:h text:style-name="Heading_20_2" text:outline-level="2">Robotická chirurgie přináší</text:h></draw:text-box></draw:frame><text:s/></text:p>
        <text:p text:style-name="P7">vyšší přesnost zákroků, kratší dobu <text:span text:style-name="T2">rekonvalescence</text:span>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pan text:style-name="T3">regeneraci</text:span> svalů, kloubů a nervové soustavy.<text:change text:change-id="ct51356019968"/>Ekonomické a klinické výhody pro pacienty</text:p>
        <text:p text:style-name="Standard">Inovativní přístupy k řízení chronických onemocnění v <text:span text:style-name="T4">praxi</text:span></text:p>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text:soft-page-break/>Vývoj biologických léčiv přináší revoluční přístupy v terapii autoimunitních a onkologických 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p text:style-name="Standard">Význam včasné diagnostiky v prevenci onkologických onemocnění</text:p>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p text:style-name="Standard">Neurovědy a léčba neurodegenerativních onemocnění</text:p>
        <text:p text:style-name="Standard">Optimálně nastavená léčba minimalizuje potřebu opakovaných lékařských zásahů a zkracuje dobu rekonvalescence. Farmakogenomika přináší nové poznatky o tom, jak genetické faktory <text:soft-page-break/>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Metodika klinických studií pro hodnocení nových léčiv</text:p>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p text:style-name="Standard">Prevence a léčba civilizačních nemocí ve stárnoucí populaci</text:p>
        <text:p text:style-name="Standard">Monitorování pacientů s vysokým rizikem pomocí AI</text:p>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text:soft-page-break/>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Text_20_body">Diagnostické testy</text:p>
        <text:p text:style-name="Text_20_body">Krevní testy</text:p>
        <text:p text:style-name="Text_20_body">Rentgen nebo CT vyšetření</text:p>
        <text:p text:style-name="Text_20_body">Genetika a genomika</text:p>
        <text:p text:style-name="Text_20_body">Identifikace genetických mutací</text:p>
        <text:p text:style-name="Text_20_body">Vliv genetiky na léčebné výsledky</text:p>
        <text:p text:style-name="Text_20_body">Chirurgické inovace</text:p>
        <text:p text:style-name="Text_20_body">Laparoskopické a robotické techniky</text:p>
        <text:p text:style-name="Text_20_body">Nové metody hojení ran</text:p>
        <text:p text:style-name="Text_20_body">Psychosociální podpora</text:p>
        <text:p text:style-name="Text_20_body">Programy pro podporu duševního zdraví</text:p>
        <text:p text:style-name="Standard">Skupinová terapie a společenské aktivity</text:p>
        <text:p text:style-name="Standard">Zdravotní dohled a monitorování</text:p>
        <text:p text:style-name="Standard">Pravidelné lékařské prohlídky</text:p>
        <text:p text:style-name="Standard">Monitorování vitálních funkcí</text:p>
        <text:p text:style-name="Standard">Etické aspekty využívání pokročilých technologií ve zdravotnictví</text:p>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text:soft-page-break/>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Nedostatek koordinace může vést k nedorozuměním, zbytečným prodlevám v léčbě a vyšší pracovní zátěži.</text:p>
        <text:p text:style-name="P9"/>
        <text:p text:style-name="P9"/>
        <text:p text:style-name="P10">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1">1</text:p>
            </table:table-cell>
            <table:table-cell table:style-name="Table1.A1" office:value-type="string">
              <text:p text:style-name="P11">2</text:p>
            </table:table-cell>
            <table:table-cell table:style-name="Table1.A1" office:value-type="string">
              <text:p text:style-name="P11">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9"/>
        <text:h text:style-name="Heading_20_1" text:outline-level="1"><text:bookmark-start text:name="__RefHeading___Toc1218_3699553880 Copy 1 Copy 1 Copy 1 Copy 1"/>Psychosociální podpora jako klíčový faktor v péči o pacienty<text:bookmark-end text:name="__RefHeading___Toc1218_3699553880 Copy 1 Copy 1 Copy 1 Copy 1"/></text:h>
        <text:h text:style-name="Heading_20_2" text:outline-level="2"><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2" text:outline-level="2"><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p text:style-name="Standard">Ochrana dat a bezpečnostní protokoly v digitálním zdravotnictví</text:p>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p text:style-name="Standard"><text:soft-page-break/>Závěr</text:p>
        <text:p text:style-name="P12">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1356020608"/>awaw</text:p>
        <text:p text:style-name="P13">awd</text:p>
        <text:p text:style-name="P13"><text:change-end text:change-id="ct51356020608"/></text:p>
        <text:p text:style-name="P13"/>
        <text:p text:style-name="P13"/>
        <text:p text:style-name="P13"/>
        <text:p text:style-name="P14">awdawdalkwd</text:p>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footer>
        <text:p text:style-name="Footer"/>
      </style:footer>
    </style:master-page>
    <style:master-page style:name="Druhy" style:page-layout-name="Mpm3" draw:style-name="Mdp1">
      <style:header>
        <text:p text:style-name="MP1">awdaw</text:p>
      </style:header>
      <style:header-first>
        <text:p text:style-name="MP1">awdaw</text:p>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01T21:44:16.055539000</dc:date>
    <meta:generator>LibreOffice/25.8.3.2$MacOSX_AARCH64 LibreOffice_project/8ca8d55c161d602844f5428fa4b58097424e324e</meta:generator>
    <meta:initial-creator/>
    <meta:creation-date>2025-12-28T20:01:58.000</meta:creation-date>
    <meta:keyword/>
    <meta:editing-duration>P3DT15H50M52S</meta:editing-duration>
    <meta:editing-cycles>132</meta:editing-cycles>
    <meta:document-statistic meta:table-count="1" meta:image-count="0" meta:object-count="0" meta:page-count="15" meta:paragraph-count="98" meta:word-count="2266" meta:character-count="17745" meta:non-whitespace-character-count="15581"/>
    <meta:user-defined meta:name="Category"/>
    <meta:user-defined meta:name="Company"/>
    <meta:user-defined meta:name="IndividualWorkKey"/>
    <meta:user-defined meta:name="Manager"/>
  </office:meta>
</office:document-meta>
</file>